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sTable.Namespaces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Table.getCurrentScopeDeclaration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amespacesTable.removeDeclaration( String prefi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NamespacesTable.enterScope( Conten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Impl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amespacesTable.addDeclaration( String prefix , String 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ameImpl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amespacesTable.resolve( String uri , String raw , String prefix , String local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8">
            <text:p text:style-name="Table_20_Contents">28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NamespacesTable.getUri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spacesTable.leaveScope( Content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amespacesTable.leaveScop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amespacesTable.getPrefix(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spacesTabl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ry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amespacesTable.getPrefixes( String uri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ntry.create( String prefix ,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Impl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ameImpl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amespacesTable.enter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ry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